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Argon Var" svg:font-family="'Monaspace Argon Var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1cd2d6" officeooo:paragraph-rsid="001cd2d6"/>
    </style:style>
    <style:style style:name="P2" style:family="paragraph" style:parent-style-name="Heading_20_4">
      <style:text-properties officeooo:rsid="001d0591" officeooo:paragraph-rsid="001d0591"/>
    </style:style>
    <style:style style:name="P3" style:family="paragraph" style:parent-style-name="Heading_20_4">
      <style:text-properties officeooo:rsid="0023a1f1" officeooo:paragraph-rsid="0023a1f1"/>
    </style:style>
    <style:style style:name="P4" style:family="paragraph" style:parent-style-name="Heading_20_4">
      <style:text-properties officeooo:rsid="00270ced" officeooo:paragraph-rsid="00270ced"/>
    </style:style>
    <style:style style:name="P5" style:family="paragraph" style:parent-style-name="Heading_20_4">
      <style:text-properties officeooo:paragraph-rsid="00275431"/>
    </style:style>
    <style:style style:name="P6" style:family="paragraph" style:parent-style-name="Standard" style:list-style-name="L1">
      <style:text-properties officeooo:rsid="00114a38" officeooo:paragraph-rsid="00114a38"/>
    </style:style>
    <style:style style:name="P7" style:family="paragraph" style:parent-style-name="Standard" style:list-style-name="L1">
      <style:text-properties officeooo:rsid="0012a8fe" officeooo:paragraph-rsid="0012a8fe"/>
    </style:style>
    <style:style style:name="P8" style:family="paragraph" style:parent-style-name="Standard" style:list-style-name="L1">
      <style:text-properties officeooo:rsid="0012a8fe" officeooo:paragraph-rsid="001a5ef0"/>
    </style:style>
    <style:style style:name="P9" style:family="paragraph" style:parent-style-name="Standard" style:list-style-name="L1">
      <style:text-properties officeooo:rsid="00147274" officeooo:paragraph-rsid="00147274"/>
    </style:style>
    <style:style style:name="P10" style:family="paragraph" style:parent-style-name="Standard">
      <style:text-properties officeooo:rsid="00147274" officeooo:paragraph-rsid="00147274"/>
    </style:style>
    <style:style style:name="P11" style:family="paragraph" style:parent-style-name="Standard" style:list-style-name="L1">
      <style:text-properties officeooo:rsid="0016af53" officeooo:paragraph-rsid="0016af53"/>
    </style:style>
    <style:style style:name="P12" style:family="paragraph" style:parent-style-name="Standard">
      <style:text-properties style:font-name="Monaspace Argon Var" fo:font-size="8pt" fo:font-weight="bold" officeooo:rsid="00147274" officeooo:paragraph-rsid="00147274" style:font-size-asian="8pt" style:font-weight-asian="bold" style:font-size-complex="8pt" style:font-weight-complex="bold"/>
    </style:style>
    <style:style style:name="P13" style:family="paragraph" style:parent-style-name="Standard">
      <style:paragraph-properties fo:line-height="150%"/>
      <style:text-properties style:font-name="Monaspace Argon Var" fo:font-size="8pt" fo:font-weight="bold" officeooo:rsid="00147274" officeooo:paragraph-rsid="00147274" style:font-size-asian="8pt" style:font-weight-asian="bold" style:font-size-complex="8pt" style:font-weight-complex="bold"/>
    </style:style>
    <style:style style:name="P14" style:family="paragraph" style:parent-style-name="Standard">
      <style:paragraph-properties fo:line-height="115%"/>
      <style:text-properties style:font-name="Monaspace Argon Var" fo:font-size="8pt" fo:font-weight="bold" officeooo:rsid="00147274" officeooo:paragraph-rsid="00147274" style:font-size-asian="8pt" style:font-weight-asian="bold" style:font-size-complex="8pt" style:font-weight-complex="bold"/>
    </style:style>
    <style:style style:name="P15" style:family="paragraph" style:parent-style-name="Standard" style:list-style-name="L5">
      <style:text-properties officeooo:rsid="002b9518" officeooo:paragraph-rsid="002b9518"/>
    </style:style>
    <style:style style:name="P16" style:family="paragraph" style:parent-style-name="Standard" style:list-style-name="L1">
      <style:text-properties officeooo:rsid="002d73f8" officeooo:paragraph-rsid="002d73f8"/>
    </style:style>
    <style:style style:name="P17" style:family="paragraph" style:parent-style-name="Standard" style:list-style-name="L1">
      <style:text-properties officeooo:rsid="002f2d23" officeooo:paragraph-rsid="002f2d23"/>
    </style:style>
    <style:style style:name="P18" style:family="paragraph" style:parent-style-name="Standard" style:list-style-name="L1">
      <style:text-properties officeooo:rsid="00300915" officeooo:paragraph-rsid="00300915"/>
    </style:style>
    <style:style style:name="P19" style:family="paragraph" style:parent-style-name="Text_20_body">
      <style:text-properties style:font-name="Monaspace Argon Var" fo:font-size="8pt" fo:font-weight="bold" officeooo:paragraph-rsid="001cd2d6" style:font-size-asian="8pt" style:font-weight-asian="bold" style:font-size-complex="8pt" style:font-weight-complex="bold"/>
    </style:style>
    <style:style style:name="P20" style:family="paragraph" style:parent-style-name="Text_20_body">
      <style:text-properties style:font-name="Monaspace Argon Var" fo:font-size="8pt" fo:font-weight="bold" officeooo:paragraph-rsid="001d0591" style:font-size-asian="8pt" style:font-weight-asian="bold" style:font-size-complex="8pt" style:font-weight-complex="bold"/>
    </style:style>
    <style:style style:name="P21" style:family="paragraph" style:parent-style-name="Text_20_body">
      <style:text-properties style:font-name="Monaspace Argon Var" fo:font-size="8pt" fo:font-weight="bold" officeooo:paragraph-rsid="0023a1f1" style:font-size-asian="8pt" style:font-weight-asian="bold" style:font-size-complex="8pt" style:font-weight-complex="bold"/>
    </style:style>
    <style:style style:name="P22" style:family="paragraph" style:parent-style-name="Text_20_body">
      <style:text-properties style:font-name="Monaspace Argon Var" fo:font-size="8pt" fo:font-weight="bold" officeooo:paragraph-rsid="0026a34b" style:font-size-asian="8pt" style:font-weight-asian="bold" style:font-size-complex="8pt" style:font-weight-complex="bold"/>
    </style:style>
    <style:style style:name="P23" style:family="paragraph" style:parent-style-name="Text_20_body">
      <style:text-properties style:font-name="Monaspace Argon Var" fo:font-size="8pt" fo:font-weight="bold" style:font-size-asian="8pt" style:font-weight-asian="bold" style:font-size-complex="8pt" style:font-weight-complex="bold"/>
    </style:style>
    <style:style style:name="P24" style:family="paragraph" style:parent-style-name="Text_20_body">
      <style:text-properties style:font-name="Monaspace Argon Var" fo:font-size="8pt" fo:font-weight="bold" officeooo:paragraph-rsid="00275431" style:font-size-asian="8pt" style:font-weight-asian="bold" style:font-size-complex="8pt" style:font-weight-complex="bold"/>
    </style:style>
    <style:style style:name="P25" style:family="paragraph" style:parent-style-name="Text_20_body">
      <style:text-properties officeooo:paragraph-rsid="001e9e05"/>
    </style:style>
    <style:style style:name="P26" style:family="paragraph" style:parent-style-name="Text_20_body" style:list-style-name="L3">
      <style:paragraph-properties fo:line-height="100%"/>
      <style:text-properties officeooo:rsid="00203b4a" officeooo:paragraph-rsid="00203b4a"/>
    </style:style>
    <style:style style:name="P27" style:family="paragraph" style:parent-style-name="Text_20_body">
      <style:paragraph-properties fo:line-height="100%"/>
      <style:text-properties officeooo:rsid="00203b4a" officeooo:paragraph-rsid="00203b4a"/>
    </style:style>
    <style:style style:name="P28" style:family="paragraph" style:parent-style-name="Text_20_body" style:list-style-name="L3">
      <style:paragraph-properties fo:line-height="100%"/>
      <style:text-properties officeooo:paragraph-rsid="001e9e05"/>
    </style:style>
    <style:style style:name="P29" style:family="paragraph" style:parent-style-name="Text_20_body" style:list-style-name="L3">
      <style:paragraph-properties fo:line-height="100%"/>
      <style:text-properties officeooo:rsid="00252996" officeooo:paragraph-rsid="00252996"/>
    </style:style>
    <style:style style:name="P30" style:family="paragraph" style:parent-style-name="Text_20_body">
      <style:text-properties officeooo:paragraph-rsid="00270ced"/>
    </style:style>
    <style:style style:name="P31" style:family="paragraph" style:parent-style-name="Text_20_body" style:list-style-name="L4">
      <style:text-properties officeooo:rsid="00275431" officeooo:paragraph-rsid="00275431"/>
    </style:style>
    <style:style style:name="P32" style:family="paragraph" style:parent-style-name="Text_20_body">
      <style:text-properties officeooo:rsid="00275431" officeooo:paragraph-rsid="00275431"/>
    </style:style>
    <style:style style:name="T1" style:family="text">
      <style:text-properties officeooo:rsid="0012a8fe"/>
    </style:style>
    <style:style style:name="T2" style:family="text">
      <style:text-properties officeooo:rsid="0012d905"/>
    </style:style>
    <style:style style:name="T3" style:family="text">
      <style:text-properties officeooo:rsid="0013b5a0"/>
    </style:style>
    <style:style style:name="T4" style:family="text">
      <style:text-properties officeooo:rsid="0017f746"/>
    </style:style>
    <style:style style:name="T5" style:family="text">
      <style:text-properties officeooo:rsid="001a5ef0"/>
    </style:style>
    <style:style style:name="T6" style:family="text">
      <style:text-properties style:font-name="Monaspace Argon Var" fo:font-size="8pt" fo:font-weight="bold" style:font-size-asian="8pt" style:font-weight-asian="bold" style:font-size-complex="8pt" style:font-weight-complex="bold"/>
    </style:style>
    <style:style style:name="T7" style:family="text">
      <style:text-properties officeooo:rsid="001e9e05"/>
    </style:style>
    <style:style style:name="T8" style:family="text">
      <style:text-properties officeooo:rsid="0023a1f1"/>
    </style:style>
    <style:style style:name="T9" style:family="text">
      <style:text-properties officeooo:rsid="00275431"/>
    </style:style>
    <style:style style:name="T10" style:family="text">
      <style:text-properties officeooo:rsid="0030091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00250120" text:style-name="L1">
        <text:list-item>
          <text:p text:style-name="P6">Intro</text:p>
          <text:list>
            <text:list-item>
              <text:p text:style-name="P6">Hook/Audience application/<text:span text:style-name="T1">Topic statement</text:span></text:p>
              <text:list>
                <text:list-item>
                  <text:p text:style-name="P6">So, for those of yall who just finished CS180, good job! Those projects 4 and 5 were rough, but you got through it, and now you know how to program in java. <text:span text:style-name="T1">If you’re looking for something fun you can do with your new skills, making a minecraft mod is a great option and I’m going to teach you how to do that.</text:span></text:p>
                </text:list-item>
              </text:list>
            </text:list-item>
            <text:list-item>
              <text:p text:style-name="P6">Ethos</text:p>
              <text:list>
                <text:list-item>
                  <text:p text:style-name="P8">Two years ago I made a minecraft mod for 1.16 adding lasers to minecraft which was super cool and then I made a webassembly interpreter for minecraft which I actually got mostly working but I gave up on it because it got too complicated. <text:span text:style-name="T2">In 1.17 back when skulk sensors were creative only, I made a mod that spawns them in the game so you can collect them and it lets you infect sheep with them to make a skulk sensor farm.</text:span></text:p>
                </text:list-item>
              </text:list>
            </text:list-item>
            <text:list-item>
              <text:p text:style-name="P7">Thesis</text:p>
              <text:list>
                <text:list-item>
                  <text:p text:style-name="P7">So for this demonstration I’m going to make a minecraft mod adding a new <text:span text:style-name="T3">redstone block that makes entities standing on top of it immune to fire when it’s powered.</text:span></text:p>
                </text:list-item>
                <text:list-item>
                  <text:p text:style-name="P9">In this project, we’ll get a general overview of how minecraft modding tends to work and we’ll cover most of the basic ideas.</text:p>
                </text:list-item>
              </text:list>
            </text:list-item>
          </text:list>
        </text:list-item>
        <text:list-item>
          <text:p text:style-name="P11">Demo</text:p>
          <text:list>
            <text:list-item>
              <text:p text:style-name="P11">fabric.mod.json</text:p>
              <text:list>
                <text:list-item>
                  <text:p text:style-name="P11">Metadata</text:p>
                </text:list-item>
                <text:list-item>
                  <text:p text:style-name="P11">“Fire Sucker Mod”, “firesucker”</text:p>
                </text:list-item>
              </text:list>
            </text:list-item>
            <text:list-item>
              <text:p text:style-name="P11">FireSuckerMod</text:p>
              <text:list>
                <text:list-item>
                  <text:p text:style-name="P11">Logger, mod id</text:p>
                </text:list-item>
                <text:list-item>
                  <text:p text:style-name="P11">onInitialize runs at the game start, <text:span text:style-name="T4">like main method</text:span></text:p>
                </text:list-item>
              </text:list>
            </text:list-item>
          </text:list>
        </text:list-item>
      </text:list>
      <text:p text:style-name="P10"/>
      <text:h text:style-name="Heading_20_4" text:outline-level="4">FireSuckerMod.java</text:h>
      <text:p text:style-name="Text_20_body"/>
      <text:p text:style-name="P13">public class FireSuckerMod implements ModInitializer {</text:p>
      <text:p text:style-name="P13"><text:s text:c="4"/>public static final Logger LOGGER = LoggerFactory.getLogger("firesucker");</text:p>
      <text:p text:style-name="P13"/>
      <text:p text:style-name="P13"><text:s text:c="4"/>public static final Block FIRE_SUCKER = new <text:span text:style-name="T5">Block</text:span>(FabricBlockSettings.create().strength(4.0f));</text:p>
      <text:p text:style-name="P13"/>
      <text:p text:style-name="P13"><text:s text:c="4"/>@Override</text:p>
      <text:p text:style-name="P13"><text:s text:c="4"/>public void onInitialize() {</text:p>
      <text:p text:style-name="P13"><text:s text:c="8"/>Registry.register(Registries.BLOCK, new Identifier("firesucker", "firesucker"), FIRE_SUCKER);</text:p>
      <text:p text:style-name="P13"/>
      <text:p text:style-name="P13"><text:s text:c="8"/>var item = new BlockItem(FIRE_SUCKER, new FabricItemSettings());</text:p>
      <text:p text:style-name="P13"><text:s text:c="8"/>Registry.register(Registries.ITEM, new Identifier("firesucker", "firesucker"), item);</text:p>
      <text:p text:style-name="P13"/>
      <text:p text:style-name="P13"><text:s text:c="8"/>ItemGroupEvents.modifyEntriesEvent(ItemGroups.REDSTONE).register(content -&gt; {</text:p>
      <text:p text:style-name="P13"><text:s text:c="12"/>content.add(item);</text:p>
      <text:p text:style-name="P13"><text:s text:c="8"/>});</text:p>
      <text:p text:style-name="P13"><text:s text:c="4"/>}</text:p>
      <text:p text:style-name="P14">}</text:p>
      <text:p text:style-name="P12"/>
      <text:h text:style-name="P1" text:outline-level="4"><text:soft-page-break/>blockstates/firesucker.json</text:h>
      <text:p text:style-name="P19">{</text:p>
      <text:p text:style-name="P19"><text:s text:c="2"/>"variants": {</text:p>
      <text:p text:style-name="P19"><text:s text:c="4"/>"": {</text:p>
      <text:p text:style-name="P19"><text:s text:c="6"/>"model": "firesucker:block/firesucker_off"</text:p>
      <text:p text:style-name="P19"><text:s text:c="4"/>}</text:p>
      <text:p text:style-name="P19"><text:s text:c="2"/>}</text:p>
      <text:p text:style-name="P19">}</text:p>
      <text:p text:style-name="P19"/>
      <text:h text:style-name="P2" text:outline-level="4">models/block/firesucker_off.json</text:h>
      <text:p text:style-name="P20">{</text:p>
      <text:p text:style-name="P20"><text:s text:c="2"/>"parent": "block/cube_all",</text:p>
      <text:p text:style-name="P20"><text:s text:c="2"/>"textures": {</text:p>
      <text:p text:style-name="P20"><text:s text:c="4"/>"all": "firesucker:block/firesucker_off"</text:p>
      <text:p text:style-name="P20"><text:s text:c="2"/>}</text:p>
      <text:p text:style-name="P20">}</text:p>
      <text:p text:style-name="P20"/>
      <text:h text:style-name="P2" text:outline-level="4">models/block/firesucker_on.json</text:h>
      <text:p text:style-name="P20">{</text:p>
      <text:p text:style-name="P20"><text:s text:c="2"/>"parent": "block/cube_all",</text:p>
      <text:p text:style-name="P20"><text:s text:c="2"/>"textures": {</text:p>
      <text:p text:style-name="P20"><text:s text:c="4"/>"all": "firesucker:block/firesucker_on"</text:p>
      <text:p text:style-name="P20"><text:s text:c="2"/>}</text:p>
      <text:p text:style-name="P20">}</text:p>
      <text:p text:style-name="P20"/>
      <text:h text:style-name="P2" text:outline-level="4">models/item/firesucker.json</text:h>
      <text:p text:style-name="P20">{</text:p>
      <text:p text:style-name="P20"><text:s text:c="2"/>"parent": "firesucker:block/firesucker_off"</text:p>
      <text:p text:style-name="P25"><text:span text:style-name="T6">}</text:span></text:p>
      <text:p text:style-name="P25"><text:span text:style-name="T6"/></text:p>
      <text:list xml:id="list3862497911" text:style-name="L3">
        <text:list-item>
          <text:list>
            <text:list-item>
              <text:p text:style-name="P29">Mention loot tables</text:p>
            </text:list-item>
            <text:list-item>
              <text:p text:style-name="P28"><text:span text:style-name="T7">Demo the block in game</text:span></text:p>
              <text:list>
                <text:list-item>
                  <text:p text:style-name="P26">Now we need to add the special functionality to the block</text:p>
                </text:list-item>
                <text:list-item>
                  <text:p text:style-name="P26"><text:span text:style-name="T8">Explain b</text:span>lock states</text:p>
                </text:list-item>
              </text:list>
            </text:list-item>
          </text:list>
        </text:list-item>
      </text:list>
      <text:p text:style-name="P27"/>
      <text:h text:style-name="P3" text:outline-level="4">FireSucker.java</text:h>
      <text:p text:style-name="P21">public class FireSucker extends Block {</text:p>
      <text:p text:style-name="P21"><text:soft-page-break/><text:s text:c="4"/>public static final BooleanProperty POWERED = BooleanProperty.of("powered");</text:p>
      <text:p text:style-name="P21"/>
      <text:p text:style-name="P21"><text:s text:c="4"/>FireSucker() {</text:p>
      <text:p text:style-name="P21"><text:s text:c="8"/>super(FabricBlockSettings.create().strength(4));</text:p>
      <text:p text:style-name="P21"><text:s text:c="8"/>setDefaultState(getDefaultState().with(POWERED, false));</text:p>
      <text:p text:style-name="P21"><text:s text:c="4"/>}</text:p>
      <text:p text:style-name="P21"/>
      <text:p text:style-name="P22"><text:s text:c="4"/>@Override</text:p>
      <text:p text:style-name="P22"><text:s text:c="4"/>protected void appendProperties(StateManager.Builder&lt;Block, BlockState&gt; builder) {</text:p>
      <text:p text:style-name="P22"><text:s text:c="8"/>builder.add(POWERED);</text:p>
      <text:p text:style-name="P22"><text:s text:c="4"/>}</text:p>
      <text:p text:style-name="P21"/>
      <text:p text:style-name="P21"><text:s text:c="4"/>@Override</text:p>
      <text:p text:style-name="P21"><text:s text:c="4"/>public BlockState getPlacementState(ItemPlacementContext ctx) {</text:p>
      <text:p text:style-name="P21"><text:s text:c="8"/>return (BlockState) this.getDefaultState().with(POWERED, ctx.getWorld().isReceivingRedstonePower(ctx.getBlockPos()));</text:p>
      <text:p text:style-name="P21"><text:s text:c="4"/>}</text:p>
      <text:p text:style-name="P21"/>
      <text:p text:style-name="P21"><text:s text:c="4"/>@Override</text:p>
      <text:p text:style-name="P21"><text:s text:c="4"/>public void neighborUpdate(BlockState state, World world, BlockPos pos, Block sourceBlock, BlockPos sourcePos, boolean notify) {</text:p>
      <text:p text:style-name="P21"><text:s text:c="8"/>if (world.isClient) {</text:p>
      <text:p text:style-name="P21"><text:s text:c="12"/>return;</text:p>
      <text:p text:style-name="P21"><text:s text:c="8"/>}</text:p>
      <text:p text:style-name="P21"/>
      <text:p text:style-name="P21"><text:s text:c="8"/>if (state.get(POWERED) != world.isReceivingRedstonePower(pos)) {</text:p>
      <text:p text:style-name="P21"><text:s text:c="12"/>world.setBlockState(pos, (BlockState) state.cycle(POWERED), Block.NOTIFY_LISTENERS);</text:p>
      <text:p text:style-name="P21"><text:s text:c="8"/>}</text:p>
      <text:p text:style-name="P21"><text:s text:c="4"/>}</text:p>
      <text:p text:style-name="P21">}</text:p>
      <text:p text:style-name="P21"/>
      <text:h text:style-name="P4" text:outline-level="4">FireSuckerMod.java</text:h>
      <text:p text:style-name="P30"><text:s text:c="4"/><text:span text:style-name="T6">public static final Block FIRE_SUCKER = new FireSucker();</text:span></text:p>
      <text:p text:style-name="P30"><text:span text:style-name="T6"/></text:p>
      <text:h text:style-name="Heading_20_4" text:outline-level="4">blockstates/firesucker.json</text:h>
      <text:p text:style-name="P23">{</text:p>
      <text:p text:style-name="P23"><text:s text:c="2"/>"variants": {</text:p>
      <text:p text:style-name="P23"><text:s text:c="4"/>"powered=false": {</text:p>
      <text:p text:style-name="P23"><text:s text:c="6"/>"model": "firesucker:block/firesucker_off"</text:p>
      <text:p text:style-name="P23"><text:soft-page-break/><text:s text:c="4"/>},</text:p>
      <text:p text:style-name="P23"><text:s text:c="4"/>"powered=true": {</text:p>
      <text:p text:style-name="P23"><text:s text:c="6"/>"model": "firesucker:block/firesucker_on"</text:p>
      <text:p text:style-name="P23"><text:s text:c="4"/>}</text:p>
      <text:p text:style-name="P23"><text:s text:c="2"/>}</text:p>
      <text:p text:style-name="P23">}</text:p>
      <text:p text:style-name="P23"/>
      <text:list xml:id="list3036801084" text:style-name="L4">
        <text:list-item>
          <text:list>
            <text:list-item>
              <text:p text:style-name="P31">Demo the block</text:p>
            </text:list-item>
            <text:list-item>
              <text:p text:style-name="P31">Explain mixins</text:p>
            </text:list-item>
            <text:list-item>
              <text:p text:style-name="P31">Show the code in Entity that determines fire resistance</text:p>
            </text:list-item>
          </text:list>
        </text:list-item>
      </text:list>
      <text:p text:style-name="P32"/>
      <text:h text:style-name="P5" text:outline-level="4"><text:span text:style-name="T9">mixin/EntityMixin.java</text:span></text:h>
      <text:p text:style-name="P24">@Mixin(Entity.class)</text:p>
      <text:p text:style-name="P24">public class EntityMixin {</text:p>
      <text:p text:style-name="P24"><text:s text:c="4"/>@Inject(at = @At("HEAD"), method = "isFireImmune()Z", cancellable = true)</text:p>
      <text:p text:style-name="P24"><text:s text:c="4"/>private void init(CallbackInfoReturnable&lt;Boolean&gt; info) {</text:p>
      <text:p text:style-name="P24"><text:s text:c="8"/>var self = (Entity) (Object) this;</text:p>
      <text:p text:style-name="P24"/>
      <text:p text:style-name="P24"><text:s text:c="8"/>var standingOn = self.getEntityWorld().getBlockState(self.getBlockPos().down(1));</text:p>
      <text:p text:style-name="P24"/>
      <text:p text:style-name="P24"><text:s text:c="8"/>if (standingOn.getBlock() instanceof FireSucker &amp;&amp; standingOn.get(FireSucker.POWERED)) {</text:p>
      <text:p text:style-name="P24"><text:s text:c="12"/>info.setReturnValue(true);</text:p>
      <text:p text:style-name="P24"><text:s text:c="8"/>}</text:p>
      <text:p text:style-name="P24"><text:s text:c="4"/>}</text:p>
      <text:p text:style-name="P24">}</text:p>
      <text:p text:style-name="P10"/>
      <text:list xml:id="list715163889" text:style-name="L5">
        <text:list-item>
          <text:list>
            <text:list-item>
              <text:p text:style-name="P15">Demo the mod</text:p>
            </text:list-item>
          </text:list>
        </text:list-item>
      </text:list>
      <text:list xml:id="list155452767029971" text:continue-list="list3700250120" text:style-name="L1">
        <text:list-item>
          <text:p text:style-name="P6">Conclusion</text:p>
          <text:list>
            <text:list-item>
              <text:p text:style-name="P6">Restate thesis</text:p>
              <text:list>
                <text:list-item>
                  <text:p text:style-name="P16">In this demo I showed you how to add a block to minecraft, how to give it special functionality, and how to modify game code using mixins and hopefully I gave you a strong overview of how minecraft modding works. </text:p>
                </text:list-item>
              </text:list>
            </text:list-item>
            <text:list-item>
              <text:p text:style-name="P6">Closing statement</text:p>
              <text:list>
                <text:list-item>
                  <text:p text:style-name="P17"><text:span text:style-name="T10">If you’re interested in learning more, a</text:span>ll of this code is already in the repository under the `finished` branch, and there are learning resources about minecraft modding in the readme. </text:p>
                </text:list-item>
                <text:list-item>
                  <text:p text:style-name="P18">Thank you for listening, are there any question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Argon Var" svg:font-family="'Monaspace Argon Var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7:59.888941781</meta:creation-date>
    <dc:date>2023-12-25T15:54:51.728197901</dc:date>
    <meta:editing-duration>P1DT1H21M54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4" meta:paragraph-count="119" meta:word-count="601" meta:character-count="4835" meta:non-whitespace-character-count="4040"/>
  </office:meta>
</office:document-meta>
</file>